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right="0.0993in"/>
      <style:text-properties fo:font-size="14pt" style:font-size-asian="14pt" style:font-size-complex="14pt" fo:language="be" fo:country="BY"/>
    </style:style>
    <style:style style:name="P2" style:parent-style-name="Standard" style:family="paragraph">
      <style:paragraph-properties fo:text-align="center" fo:margin-right="0.0993in"/>
      <style:text-properties fo:font-size="14pt" style:font-size-asian="14pt" style:font-size-complex="14pt" fo:language="be" fo:country="BY"/>
    </style:style>
    <style:style style:name="P3" style:parent-style-name="Standard" style:family="paragraph">
      <style:paragraph-properties fo:text-align="center" fo:margin-right="0.0993in"/>
      <style:text-properties fo:font-size="14pt" style:font-size-asian="14pt" style:font-size-complex="14pt" fo:language="be" fo:country="BY"/>
    </style:style>
    <style:style style:name="P4" style:parent-style-name="Standard" style:family="paragraph">
      <style:paragraph-properties fo:line-height="140%" fo:margin-right="0.0993in"/>
    </style:style>
    <style:style style:name="T5" style:parent-style-name="Основнойшрифтабзаца" style:family="text">
      <style:text-properties fo:font-size="14pt" style:font-size-asian="14pt" style:font-size-complex="14pt" fo:language="be" fo:country="BY"/>
    </style:style>
    <style:style style:name="P6" style:parent-style-name="Standard" style:family="paragraph">
      <style:paragraph-properties fo:text-align="justify" fo:margin-right="0.0201in"/>
      <style:text-properties fo:font-size="14pt" style:font-size-asian="14pt" style:font-size-complex="14pt" fo:language="be" fo:country="BY"/>
    </style:style>
    <style:style style:name="P7" style:parent-style-name="Standard" style:family="paragraph">
      <style:paragraph-properties fo:text-align="justify" fo:margin-right="0.0194in" fo:text-indent="0.4923in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 fo:margin-right="0.0201in"/>
    </style:style>
    <style:style style:name="T15" style:parent-style-name="Основнойшрифтабзаца" style:family="text">
      <style:text-properties fo:font-size="14pt" style:font-size-asian="14pt" style:font-size-complex="14pt" fo:language="be" fo:country="BY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 fo:language="be" fo:country="BY"/>
    </style:style>
    <style:style style:name="P18" style:parent-style-name="Standard" style:family="paragraph">
      <style:paragraph-properties fo:text-align="justify" fo:margin-right="0.0194in" fo:text-indent="0.4923in"/>
      <style:text-properties fo:font-size="14pt" style:font-size-asian="14pt" style:font-size-complex="14pt"/>
    </style:style>
    <style:style style:name="P19" style:parent-style-name="Standard" style:family="paragraph">
      <style:paragraph-properties fo:text-align="justify" fo:margin-right="0.0201in">
        <style:tab-stops>
          <style:tab-stop style:type="left" style:position="6.2541in"/>
        </style:tab-stops>
      </style:paragraph-properties>
    </style:style>
    <style:style style:name="T20" style:parent-style-name="Основнойшрифтабзаца" style:family="text">
      <style:text-properties fo:font-size="14pt" style:font-size-asian="14pt" style:font-size-complex="14pt" fo:language="be" fo:country="BY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text-align="justify" fo:margin-right="0.0194in" fo:text-indent="0.4923in">
        <style:tab-stops>
          <style:tab-stop style:type="left" style:position="6.2541in"/>
        </style:tab-stops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>
        <style:tab-stops>
          <style:tab-stop style:type="left" style:position="5.7541in"/>
        </style:tab-stops>
      </style:paragraph-properties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>
        <style:tab-stops>
          <style:tab-stop style:type="left" style:position="5.7541in"/>
        </style:tab-stops>
      </style:paragraph-properties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8" style:parent-style-name="Standard" style:family="paragraph">
      <style:paragraph-properties fo:text-align="justify">
        <style:tab-stops>
          <style:tab-stop style:type="left" style:position="5.7541in"/>
        </style:tab-stops>
      </style:paragraph-properties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 fo:margin-right="0.0194in" fo:text-indent="0.4923in">
        <style:tab-stops>
          <style:tab-stop style:type="left" style:position="6.2541in"/>
        </style:tab-stops>
      </style:paragraph-properties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 fo:margin-right="0.0194in" fo:text-indent="0.4923in">
        <style:tab-stops>
          <style:tab-stop style:type="left" style:position="6.2541in"/>
        </style:tab-stops>
      </style:paragraph-properties>
      <style:text-properties fo:font-size="14pt" style:font-size-asian="14pt" style:font-size-complex="14pt"/>
    </style:style>
    <style:style style:name="P31" style:parent-style-name="Standard" style:family="paragraph">
      <style:paragraph-properties fo:text-align="justify" fo:margin-right="0.0194in" fo:text-indent="0.4923in">
        <style:tab-stops>
          <style:tab-stop style:type="left" style:position="6.2541in"/>
        </style:tab-stops>
      </style:paragraph-properties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 fo:margin-right="0.0194in" fo:text-indent="0.4923in">
        <style:tab-stops>
          <style:tab-stop style:type="left" style:position="6.2541in"/>
        </style:tab-stops>
      </style:paragraph-properties>
      <style:text-properties fo:font-size="14pt" style:font-size-asian="14pt" style:font-size-complex="14pt"/>
    </style:style>
    <style:style style:name="P33" style:parent-style-name="Standard" style:family="paragraph">
      <style:paragraph-properties fo:margin-right="0.0201in"/>
      <style:text-properties fo:letter-spacing="-0.0041in" fo:font-size="14pt" style:font-size-asian="14pt" style:font-size-complex="14pt" fo:language="be" fo:country="BY"/>
    </style:style>
    <style:style style:name="P34" style:parent-style-name="Standard" style:family="paragraph">
      <style:paragraph-properties fo:text-align="justify" fo:margin-right="0.0194in" fo:text-indent="0.4923in"/>
    </style:style>
    <style:style style:name="T35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36" style:parent-style-name="Основнойшрифтабзаца" style:family="text">
      <style:text-properties fo:letter-spacing="-0.0041in"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38" style:parent-style-name="Основнойшрифтабзаца" style:family="text">
      <style:text-properties fo:letter-spacing="-0.0041in"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40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41" style:parent-style-name="Основнойшрифтабзаца" style:family="text">
      <style:text-properties fo:letter-spacing="-0.0041in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43" style:parent-style-name="Основнойшрифтабзаца" style:family="text">
      <style:text-properties fo:letter-spacing="-0.0041in"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45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46" style:parent-style-name="Основнойшрифтабзаца" style:family="text">
      <style:text-properties fo:letter-spacing="-0.0041in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48" style:parent-style-name="Основнойшрифтабзаца" style:family="text">
      <style:text-properties fo:letter-spacing="-0.0041in"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P50" style:parent-style-name="Standard" style:family="paragraph">
      <style:paragraph-properties fo:margin-right="0.0201in"/>
      <style:text-properties fo:letter-spacing="-0.0041in" fo:font-size="14pt" style:font-size-asian="14pt" style:font-size-complex="14pt" fo:language="be" fo:country="BY"/>
    </style:style>
    <style:style style:name="P51" style:parent-style-name="Standard" style:family="paragraph">
      <style:paragraph-properties fo:text-align="justify" fo:margin-right="0.0194in" fo:text-indent="0.4923in">
        <style:tab-stops>
          <style:tab-stop style:type="left" style:position="6.2541in"/>
        </style:tab-stops>
      </style:paragraph-properties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8" style:parent-style-name="Standard" style:family="paragraph">
      <style:paragraph-properties fo:text-align="justify" fo:margin-top="0.5902in" fo:line-height="131%" fo:margin-right="0.0194in"/>
    </style:style>
    <style:style style:name="T69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70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71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72" style:parent-style-name="Основнойшрифтабзаца" style:family="text">
      <style:text-properties fo:letter-spacing="-0.0041in" fo:font-size="14pt" style:font-size-asian="14pt" style:font-size-complex="14pt" fo:language="be" fo:country="BY"/>
    </style:style>
    <style:style style:name="T73" style:parent-style-name="Основнойшрифтабзаца" style:family="text">
      <style:text-properties fo:letter-spacing="-0.0041in" fo:font-size="14pt" style:font-size-asian="14pt" style:font-size-complex="14pt"/>
    </style:style>
    <style:style style:name="P74" style:parent-style-name="Standard" style:family="paragraph">
      <style:paragraph-properties fo:text-align="justify" fo:margin-top="0.3937in" fo:line-height="131%" fo:margin-right="0.0201in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color="#FFFFFF" fo:font-size="14pt" style:font-size-asian="14pt" style:font-size-complex="14pt"/>
    </style:style>
    <style:style style:name="T77" style:parent-style-name="Основнойшрифтабзаца" style:family="text">
      <style:text-properties fo:color="#000000" fo:font-size="14pt" style:font-size-asian="14pt" style:font-size-complex="14pt"/>
    </style:style>
    <style:style style:name="T78" style:parent-style-name="Основнойшрифтабзаца" style:family="text">
      <style:text-properties fo:color="#000000" fo:font-size="14pt" style:font-size-asian="14pt" style:font-size-complex="14pt"/>
    </style:style>
    <style:style style:name="T79" style:parent-style-name="Основнойшрифтабзаца" style:family="text">
      <style:text-properties fo:color="#000000" fo:font-size="14pt" style:font-size-asian="14pt" style:font-size-complex="14pt"/>
    </style:style>
    <style:style style:name="T80" style:parent-style-name="Основнойшрифтабзаца" style:family="text">
      <style:text-properties fo:color="#000000" fo:font-size="14pt" style:font-size-asian="14pt" style:font-size-complex="14pt"/>
    </style:style>
  </office:automatic-styles>
  <office:body>
    <office:text text:use-soft-page-breaks="true">
      <text:p text:style-name="P1">ЗАДАНИЕ</text:p>
      <text:p text:style-name="P2">по курсовому проектированию</text:p>
      <text:p text:style-name="P3"/>
      <text:p text:style-name="P4"><text:span text:style-name="T5">Студенту Иванову Илье Петровичу</text:span></text:p>
      <text:p text:style-name="P6">1. Тема проекта:</text:p>
      <text:p text:style-name="P7"><text:span text:style-name="T8">Разработать клиент-серверное приложение «</text:span><text:span text:style-name="T9">Каталог</text:span><text:span text:style-name="T10">» с<text:s/></text:span><text:span text:style-name="T11">поддержкой возможность сжатия средствами языка<text:s/></text:span><text:span text:style-name="T12">Java</text:span><text:span text:style-name="T13">.</text:span></text:p>
      <text:p text:style-name="P14"><text:span text:style-name="T15">2.<text:s/></text:span><text:span text:style-name="T16">Срок сдачи студентом законченного<text:s/></text:span><text:span text:style-name="T17">проекта:</text:span></text:p>
      <text:p text:style-name="P18">10.06.2017 г.</text:p>
      <text:p text:style-name="P19"><text:span text:style-name="T20">3.<text:s/></text:span><text:span text:style-name="T21">Решаемые задачи и функционал разрабатываемого ПО:</text:span></text:p>
      <text:p text:style-name="P22">Нужно разработать приложение, соответствующее следующим требованиям:</text:p>
      <text:list text:style-name="LFO2" text:continue-numbering="true">
        <text:list-item>
          <text:p text:style-name="P23">возможность управления<text:s/>файлами;</text:p>
        </text:list-item>
        <text:list-item>
          <text:p text:style-name="P24"><text:span text:style-name="T25">возможность<text:s/></text:span><text:span text:style-name="T26">регистрации новых пользователей</text:span><text:span text:style-name="T27">;</text:span></text:p>
        </text:list-item>
        <text:list-item>
          <text:p text:style-name="P28">получение пользователями отчетов об активности по электронной почте при завершении сессии.</text:p>
        </text:list-item>
      </text:list>
      <text:p text:style-name="P29">Каждый пользователь имеет собственное рабочее пространство и получает доступ к нему после авторизации.</text:p>
      <text:p text:style-name="P30">У администратора<text:s/>должны быть доступны все имеющиеся функции.</text:p>
      <text:p text:style-name="P31">Приложение должно связываться с сервером для получения информации, хранящейся в базе данных.</text:p>
      <text:p text:style-name="P32">Также приложение должно иметь удобный графический интерфейс.</text:p>
      <text:p text:style-name="P33">4. Средства разработки:</text:p>
      <text:p text:style-name="P34"><text:span text:style-name="T35">Язык программирования<text:s/></text:span><text:span text:style-name="T36">Java</text:span><text:span text:style-name="T37">,<text:s/></text:span><text:span text:style-name="T38">Scala</text:span><text:span text:style-name="T39">,</text:span><text:span text:style-name="T40"><text:s/></text:span><text:span text:style-name="T41">IntelliJ</text:span><text:span text:style-name="T42"><text:s/></text:span><text:span text:style-name="T43">IDEA</text:span><text:span text:style-name="T44">,<text:s/></text:span><text:span text:style-name="T45">ОС<text:s/></text:span><text:span text:style-name="T46">Windows</text:span><text:span text:style-name="T47"><text:s/>и<text:s/></text:span><text:span text:style-name="T48">Unix</text:span><text:span text:style-name="T49">-подобные системы.</text:span></text:p>
      <text:p text:style-name="P50">5. Другое:</text:p>
      <text:p text:style-name="P51"><text:span text:style-name="T52">В качестве базы данных будет использована база данных<text:s/></text:span><text:span text:style-name="T53">MySQL</text:span><text:span text:style-name="T54"><text:s/></text:span><text:span text:style-name="T55">и ее драйвер под язык<text:s/></text:span><text:span text:style-name="T56">Java</text:span><text:span text:style-name="T57">. Д</text:span><text:span text:style-name="T58">ля создания<text:s/></text:span><text:span text:style-name="T59">GUI</text:span><text:span text:style-name="T60"><text:s/></text:span><text:span text:style-name="T61">будет использован</text:span><text:span text:style-name="T62">а</text:span><text:span text:style-name="T63"><text:s/></text:span><text:span text:style-name="T64">JavaFX</text:span><text:span text:style-name="T65">.</text:span><text:span text:style-name="T66"><text:s/>В качестве фреймворка для языка будет выступать<text:s/></text:span><text:span text:style-name="T67">Spring Framework.</text:span></text:p>
      <text:p text:style-name="P68"><text:span text:style-name="T69">РУКОВОДИТЕЛЬ <text:s text:c="25"/></text:span><text:span text:style-name="T70"><text:s text:c="38"/></text:span><text:span text:style-name="T71"><text:tab/></text:span><text:span text:style-name="T72"><text:tab/>К</text:span><text:span text:style-name="T73">остенич А. М.</text:span></text:p>
      <text:p text:style-name="P74"><text:span text:style-name="T75">Задание принял к исполнению</text:span><text:span text:style-name="T76"><text:s text:c="23"/></text:span><text:span text:style-name="T77"><text:s text:c="13"/></text:span><text:span text:style-name="T78"><text:tab/></text:span><text:span text:style-name="T79"><text:tab/>01</text:span><text:span text:style-name="T80">.03.2017 г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margin-top="0.1666in" fo:margin-bottom="0.0416in" fo:margin-left="0.4722in">
        <style:tab-stops/>
      </style:paragraph-properties>
      <style:text-properties style:font-name-complex="Arial"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ru" style:country-asian="RU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IN</meta:initial-creator>
    <dc:creator>Ilya Ivanov</dc:creator>
    <meta:creation-date>2016-09-06T13:45:00Z</meta:creation-date>
    <dc:date>2017-06-09T08:42:00Z</dc:date>
    <meta:template xlink:href="Normal.dotm" xlink:type="simple"/>
    <meta:editing-cycles>59</meta:editing-cycles>
    <meta:editing-duration>PT151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01" meta:character-count="1348" meta:row-count="9" meta:non-whitespace-character-count="1149"/>
  </office:meta>
</office:document-meta>
</file>